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64797" officeooo:paragraph-rsid="00064797" style:font-size-asian="15pt" style:font-size-complex="15pt"/>
    </style:style>
    <style:style style:name="P2" style:family="paragraph" style:parent-style-name="Preformatted_20_Text">
      <style:paragraph-properties fo:break-before="page"/>
      <style:text-properties fo:font-size="15pt" officeooo:rsid="00064797" officeooo:paragraph-rsid="00064797" style:font-size-asian="15pt" style:font-size-complex="15pt"/>
    </style:style>
    <style:style style:name="P3" style:family="paragraph" style:parent-style-name="Footer">
      <style:text-properties officeooo:rsid="00064797" officeooo:paragraph-rsid="00064797"/>
    </style:style>
    <style:style style:name="T1" style:family="text">
      <style:text-properties fo:font-size="12pt" style:font-size-asian="12pt" style:font-size-complex="12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791 用族語寫公文 蔡英文-原住民轉型正義伐大步</text:p>
        <text:p text:style-name="P1"/>
        <text:p text:style-name="P1">用 族語 寫公文 </text:p>
        <text:p text:style-name="P1">Īng <text:s/>tso̍k-gí <text:s/>siá kong-bûn </text:p>
        <text:p text:style-name="P1"/>
        <text:p text:style-name="P1"><text:s/>蔡英文 ：</text:p>
        <text:p text:style-name="P1"><text:s/>Tshuà Ing-bûn : </text:p>
        <text:p text:style-name="P1"/>
        <text:p text:style-name="P1">原住民轉型正義伐大步</text:p>
        <text:p text:style-name="P1">guân-tsū-bîn tsuán-hîng tsìng-gī hua̍h tuā pōo</text:p>
        <text:p text:style-name="P1"/>
        <text:p text:style-name="P1">是按怎欲揀這篇：</text:p>
        <text:p text:style-name="P1">Sī án-tsuánn beh kíng tsit phinn: </text:p>
        <text:p text:style-name="P1"/>
        <text:p text:style-name="P1">今仔日是 原住民日 ，</text:p>
        <text:p text:style-name="P1">kin-á-ji̍t sī <text:s/>guân-tsū-bîn-ji̍t , </text:p>
        <text:p text:style-name="P1"/>
        <text:p text:style-name="P1">紀念 原住民族 正名，</text:p>
        <text:p text:style-name="P1">kì-liām <text:s/>guân-tsū-bîn-tso̍k <text:s/>tsiànn-miâ, </text:p>
        <text:p text:style-name="P1"/>
        <text:p text:style-name="P1">無閣用有歧視意思的稱呼。</text:p>
        <text:p text:style-name="P1">bô koh īng ū kî-sī ì-sù ê tshing-hoo. </text:p>
        <text:p text:style-name="P1"/>
        <text:p text:style-name="P1">到今，</text:p>
        <text:p text:style-name="P1">Kàu-tann, </text:p>
        <text:p text:style-name="P1"/>
        <text:p text:style-name="P1">原住民會當使用家己的母語寫公文，</text:p>
        <text:p text:style-name="P1">guân-tsū-bîn ē-tàng sú-iōng ka-kī ê bú-gí siá kong-bûn, </text:p>
        <text:p text:style-name="P1"/>
        <text:p text:style-name="P1">確實是轉型正義閣再伐一大步。</text:p>
        <text:p text:style-name="P1"><text:span text:style-name="T1">khak-si̍t sī tsuán-hîng tsìng-gī koh-tsài hua̍h tsi̍t tuā pōo.</text:span> </text:p>
        <text:p text:style-name="P1"/>
        <text:p text:style-name="P1">多元文化欲受人肯定，</text:p>
        <text:p text:style-name="P1">To-guân bûn-huà beh siū lâng khíng-tīng, </text:p>
        <text:p text:style-name="P1"/>
        <text:p text:style-name="P1">語言佇公領域的呈現是真重要的開始。</text:p>
        <text:p text:style-name="P1">gí-giân tī kong líng-hi̍k ê thîng-hiān sī tsin tiōng-iàu ê khai-sí. </text:p>
        <text:p text:style-name="P1"/>
        <text:p text:style-name="P1">這馬是原住民 族語 ，</text:p>
        <text:p text:style-name="P1">Tsit-má sī guân-tsū-bîn <text:s/>tso̍k-gí , </text:p>
        <text:p text:style-name="P1"/>
        <text:p text:style-name="P1">向望未來 客語 、 臺語 攏有機會。</text:p>
        <text:p text:style-name="P1">ǹg-bāng bī-lâi <text:s/>Kheh-gí , <text:s/>Tâi-gí <text:s/>lóng ū ki-huē.</text:p>
        <text:p text:style-name="P1"/>
        <text:p text:style-name="P1">從 屏東 <text:s/>縣長 <text:s/>潘孟安 <text:s/>7 月 18 </text:p>
        <text:p text:style-name="P1">Tsîng <text:s/>Pîn-tong <text:s text:c="2"/>kuān-tiúnn <text:s text:c="2"/>Phuann Bīng-an <text:s text:c="2"/>7 <text:s/>gue̍h <text:s/>18 <text:s/></text:p>
        <text:p text:style-name="P1"/>
        <text:p text:style-name="P1">家己批改第一份 Rukai （『 魯凱 』）語公文了，</text:p>
        <text:p text:style-name="P1">ka-kī phue-kái tē-it hūn <text:s/>Rukai <text:s/>(‘ 魯凱 ’) gí kong-bûn liáu, </text:p>
        <text:p text:style-name="P1"/>
        <text:p text:style-name="P1"><text:s/>19 <text:s/>蔡英文 總統佇面冊</text:p>
        <text:p text:style-name="P1"><text:s/>19 <text:s text:c="2"/>Tshuà Ing-bûn <text:s/>tsóng-thóng tī bīn-tsheh </text:p>
        <text:p text:style-name="P1"/>
        <text:p text:style-name="P1">頂面分享一份 Amis </text:p>
        <text:p text:style-name="P1">tíng-bīn hun-hióng tsi̍t hūn <text:s/>Amis <text:s/></text:p>
        <text:p text:style-name="P1"/>
        <text:p text:style-name="P1">（ Pangcah ；『 阿美 』）族<text:soft-page-break/>「全 族語 」的公文，</text:p>
        <text:p text:style-name="P1">( Pangcah ; ‘ 阿美 ’) tso̍k “tsuân <text:s/>tso̍k-gí ” ê kong-bûn, </text:p>
        <text:p text:style-name="P1"/>
        <text:p text:style-name="P1">並且表示：</text:p>
        <text:p text:style-name="P1">pīng-tshiánn piáu-sī: </text:p>
        <text:p text:style-name="P1"/>
        <text:p text:style-name="P1">「這是這个國家的第一擺，</text:p>
        <text:p text:style-name="P1">“Tse sī tsit ê kok-ka ê tē-it pái, </text:p>
        <text:p text:style-name="P1"/>
        <text:p text:style-name="P1">嘛代表 原住民族 轉型正義伐出重要的一步。」</text:p>
        <text:p text:style-name="P1">mā tāi-piáu <text:s/>guân-tsū-bîn-tso̍k <text:s/>tsuán-hîng tsìng-gī hua̍h tshut tiōng-iàu ê tsi̍t pōo.”</text:p>
        <text:p text:style-name="P1"/>
        <text:p text:style-name="P1"><text:s/>屏東縣 政府發佈第一篇由</text:p>
        <text:p text:style-name="P1"><text:s/>Pîn-tong-kuān <text:s/>tsìng-hú huat-pòo tē-it phinn iû </text:p>
        <text:p text:style-name="P1"/>
        <text:p text:style-name="P1">縣長 潘孟安 家己批改的 Rukai 族公文，</text:p>
        <text:p text:style-name="P1">kuan-tiúnn <text:s/>Phuann Bīng-an <text:s/>ka-kī phue-kái ê <text:s/>Rukai <text:s/>tso̍k kong-bûn, </text:p>
        <text:p text:style-name="P1"/>
        <text:p text:style-name="P1">內容是通知全戶恢復傳統名姓，</text:p>
        <text:p text:style-name="P1">luē-iông sī thong-ti tsuân hōo khue-ho̍k thuân-thóng miâ-sènn, </text:p>
        <text:p text:style-name="P1"/>
        <text:p text:style-name="P1">欲佇聯合收獲節活動接受褒獎。</text:p>
        <text:p text:style-name="P1">beh tī liân-ha̍p siu-hi̍k-tsiat ua̍h-tāng tsiap-siū po-tsióng. <text:s/></text:p>
        <text:p text:style-name="P1"/>
        <text:p text:style-name="P1"><text:s/>潘孟安 也表示，</text:p>
        <text:p text:style-name="P1"><text:s/>Phuann Bīng-an <text:s/>iā piáu-sī, </text:p>
        <text:p text:style-name="P1"/>
        <text:p text:style-name="P1">第一份 族語 公文結合</text:p>
        <text:p text:style-name="P1">tē-it hūn <text:s/>tso̍k-gí <text:s/>kong-bûn kiat-ha̍p </text:p>
        <text:p text:style-name="P1"/>
        <text:p text:style-name="P1"><text:s/>屏東縣 獎勵推捒的恢復傳統名姓，</text:p>
        <text:p text:style-name="P1"><text:s/>Pîn-tong-kuān <text:s/>tsióng-lē tshui-sak ê khue-ho̍k thuân-thóng miâ-sènn, </text:p>
        <text:p text:style-name="P1"/>
        <text:p text:style-name="P1">特別有意義。</text:p>
        <text:p text:style-name="P1">ti̍k-pia̍t ū ì-gī.</text:p>
        <text:p text:style-name="P1"/>
        <text:p text:style-name="P1">總統 蔡英文 嘛佇面冊分享</text:p>
        <text:p text:style-name="P1">Tsóng-thóng <text:s/>Tshuà Ing-bûn <text:s/>mā tī bīn-tsheh hun-hióng </text:p>
        <text:p text:style-name="P1"/>
        <text:p text:style-name="P1">一份對 花蓮縣 <text:s/>光復 鄉公所發出來，</text:p>
        <text:p text:style-name="P1">tsi̍t hūn uì <text:s/>Hua-liân-kuān <text:s text:c="2"/>Kong-ho̍k <text:s/>hiong-kong-sóo huat --tshut-lâi, </text:p>
        <text:p text:style-name="P1"/>
        <text:p text:style-name="P1">用 Amis <text:s/>族語 寫的，</text:p>
        <text:p text:style-name="P1">īng <text:s/>Amis <text:s text:c="2"/>tso̍k-gí <text:s/>siá --ê, </text:p>
        <text:p text:style-name="P1"/>
        <text:p text:style-name="P1">欲通知族人來領土地的權利證明書的公文。</text:p>
        <text:p text:style-name="P1">beh thong-ti tso̍k-jîn lâi niá thóo-tē ê khuân-lī tsìng-bîng-su ê kong-bûn. </text:p>
        <text:p text:style-name="P1"/>
        <text:p text:style-name="P1"/>
        <text:p text:style-name="P2"><text:s/>蔡 總統表示：</text:p>
        <text:p text:style-name="P1"><text:s/>Tshuà <text:s/>tsóng-thóng piáu-sī: </text:p>
        <text:p text:style-name="P1"/>
        <text:p text:style-name="P1">「傳承一種語言上有效的方式，</text:p>
        <text:p text:style-name="P1">“Thuân-sîng tsi̍t tsióng gí-giân siōng ū-hāu ê hong-sik, </text:p>
        <text:p text:style-name="P1"/>
        <text:p text:style-name="P1">就是捷共使用。</text:p>
        <text:p text:style-name="P1">tō sī tsia̍p kā sú-iōng. </text:p>
        <text:p text:style-name="P1"/>
        <text:p text:style-name="P1">《 原住民族語言發展法 》施行了後，</text:p>
        <text:p text:style-name="P1">“ Guân-tsū-bîn-tso̍k gí-giân huat-tián-huat ” si-hîng liáu-āu, </text:p>
        <text:p text:style-name="P1"/>
        <text:p text:style-name="P1">原住民 16 族的 族語 ，</text:p>
        <text:p text:style-name="P1">guân-tsū-bîn <text:s/>16 <text:s/>tso̍k ê <text:s/>tso̍k-gí , </text:p>
        <text:p text:style-name="P1"/>
        <text:p text:style-name="P1">攏是「國家語言」。</text:p>
        <text:p text:style-name="P1">lóng sī “kok-ka gí-giân.” </text:p>
        <text:p text:style-name="P1"/>
        <text:p text:style-name="P1">就按呢，</text:p>
        <text:p text:style-name="P1">Tsū-án-ne, </text:p>
        <text:p text:style-name="P1"/>
        <text:p text:style-name="P1"><text:s/>原鄉 地區的政府機關、學校佮公家事業，</text:p>
        <text:p text:style-name="P1"><text:s/>guân-hiong <text:s/>tē-khu ê tsìng-hú ki-kuan, ha̍k-hāu kah kong-ka sū-gia̍p, </text:p>
        <text:p text:style-name="P1"/>
        <text:p text:style-name="P1">攏會使揀選用當地的 族語 來寫公文。」</text:p>
        <text:p text:style-name="P1">lóng ē-sái kíng-suán īng tong-tē ê <text:s/>tso̍k-gí <text:s/>lâi siá kong-bûn.”</text:p>
        <text:p text:style-name="P1"/>
        <text:p text:style-name="P1"><text:s/>蔡英文 強調，</text:p>
        <text:p text:style-name="P1"><text:s/>Tshuà Ing-bûn <text:s/>kiông-tiāu, </text:p>
        <text:p text:style-name="P1"/>
        <text:p text:style-name="P1">這是國家的第一擺，</text:p>
        <text:p text:style-name="P1">tse sī kok-ka ê tē-it pái, </text:p>
        <text:p text:style-name="P1"/>
        <text:p text:style-name="P1">嘛伐出 原住民族 轉型正義重要的一步；</text:p>
        <text:p text:style-name="P1">mā hua̍h tshut <text:s/>guân-tsū-bîn-tso̍k <text:s/>tsuán-hîng tsìng-gī tiōng-iàu ê tsi̍t pōo; </text:p>
        <text:p text:style-name="P1"/>
        <text:p text:style-name="P1">這馬佇 屏東 、 花蓮 、 臺東 佮 南投 的</text:p>
        <text:p text:style-name="P1">tsit-má tī <text:s/>Pîn-tong , <text:s/>Hua-liân , <text:s/>Tâi-tang <text:s/>kah <text:s/>Lâm-tâu <text:s/>ê </text:p>
        <text:p text:style-name="P1"/>
        <text:p text:style-name="P1">縣政府或者鄉公所，</text:p>
        <text:p text:style-name="P1">kuān-tsìng-hú hi̍k-tsiá hiong-kong-sóo, </text:p>
        <text:p text:style-name="P1"/>
        <text:p text:style-name="P1">已經開始出全 族語 或者雙語的公文，</text:p>
        <text:p text:style-name="P1">í-king khai-sí tshut tsuân <text:s/>tso̍k-gí <text:s/>hi̍k-tsiá siang-gí ê kong-bûn, </text:p>
        <text:p text:style-name="P1"/>
        <text:p text:style-name="P1">中央佮地方會繼續拍拚，</text:p>
        <text:p text:style-name="P1">tiong-iong kah tē-hng ē kè-sio̍k phah-piànn, </text:p>
        <text:p text:style-name="P1"/>
        <text:p text:style-name="P1">予 原住民族 的多元文化受著閣較濟重視。</text:p>
        <text:p text:style-name="P1">hōo <text:s/>guân-tsū-bîn-tso̍k <text:s/>ê to-guân bûn-huà siū-tio̍h koh-khah tsē tiōng-sī.</text:p>
        <text:p text:style-name="P1"/>
        <text:p text:style-name="P1"><text:soft-page-break/>對這，</text:p>
        <text:p text:style-name="P1">Tuì tse, </text:p>
        <text:p text:style-name="P1"/>
        <text:p text:style-name="P1"><text:s/>屏東縣 <text:s/>原住民處 處長 伍麗華 表示，</text:p>
        <text:p text:style-name="P1"><text:s/>Pîn-tong-kuān <text:s text:c="2"/>guân-tsū-bîn-tshù <text:s/>tshù-tiúnn <text:s/>Ngóo Lē-huâ <text:s/>piáu-sī, </text:p>
        <text:p text:style-name="P1"/>
        <text:p text:style-name="P1">《 原住民族語言發展法 》</text:p>
        <text:p text:style-name="P1">“ Guân-tsū-bîn-tso̍k gí-giân huat-tián-huat ” </text:p>
        <text:p text:style-name="P1"/>
        <text:p text:style-name="P1">對 原住民族 推捒族語影響深遠，</text:p>
        <text:p text:style-name="P1">tuì <text:s/>guân-tsū-bîn-tso̍k <text:s/>tshui-sak tso̍k-gí íng-hióng tshim-uán, </text:p>
        <text:p text:style-name="P1"/>
        <text:p text:style-name="P1">有突破性的意義。</text:p>
        <text:p text:style-name="P1">ū tu̍t-phuà-sìng ê ì-gī. </text:p>
        <text:p text:style-name="P1"/>
        <text:p text:style-name="P1">實務執行的難度雖然蓋懸，</text:p>
        <text:p text:style-name="P1">Si̍t-bū tsip-hîng ê lân-tōo sui-jiân kài kuân, </text:p>
        <text:p text:style-name="P1"/>
        <text:p text:style-name="P1">毋過成做國家語言，</text:p>
        <text:p text:style-name="P1">m̄-koh tsiânn-tsò kok-ka gí-giân, </text:p>
        <text:p text:style-name="P1"/>
        <text:p text:style-name="P1">公文族語化是一定愛做的代誌，</text:p>
        <text:p text:style-name="P1">kong-bûn tso̍k-gí-huà sī it-tīng ài tsò ê tāi-tsì, </text:p>
        <text:p text:style-name="P1"/>
        <text:p text:style-name="P1"><text:s/>屏東縣 嘛欲先鎖定恢復</text:p>
        <text:p text:style-name="P1"><text:s/>Pîn-tong-kuān <text:s/>mā beh sing só-tīng khue-ho̍k </text:p>
        <text:p text:style-name="P1"/>
        <text:p text:style-name="P1">傳統名姓的口灶代先推捒，</text:p>
        <text:p text:style-name="P1">thuân-thóng miâ-sènn ê kháu-tsàu tāi-sing tshui-sak, </text:p>
        <text:p text:style-name="P1"/>
        <text:p text:style-name="P1">落尾會閣看 族語 推捒的夠分度</text:p>
        <text:p text:style-name="P1">lo̍h-bué ē koh khuànn <text:s/>tso̍k-gí <text:s/>tshui-sak ê kàu-hun-tōo </text:p>
        <text:p text:style-name="P1"/>
        <text:p text:style-name="P1">佮 族人 接受度沓沓仔推廣。</text:p>
        <text:p text:style-name="P1">kah <text:s/>tso̍k-jîn <text:s/>tsiap-siū-tōo ta̍uh-ta̍uh-á thui-kóng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64797" officeooo:paragraph-rsid="0006479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791-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1T21:26:48.464409259</dc:date>
    <meta:editing-duration>PT1M4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4" meta:paragraph-count="128" meta:word-count="1146" meta:character-count="3791" meta:non-whitespace-character-count="3195"/>
  </office:meta>
</office:document-meta>
</file>